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/>
      <text:p text:style-name="Standard">Industrial revolution changed relationship between business and government.</text:p>
      <text:p text:style-name="Standard">Industry itself will be changed by this revolution.</text:p>
      <text:p text:style-name="Standard">Amplifies economic inequality.</text:p>
      <text:p text:style-name="Standard">Transformed the way we live.</text:p>
      <text:p text:style-name="Standard">How we live.</text:p>
      <text:p text:style-name="Standard">Planned obsolescence.</text:p>
      <text:p text:style-name="Standard">The idea that after x years you have to buy a new ___.</text:p>
      <text:p text:style-name="Standard">Needs consumers.</text:p>
      <text:p text:style-name="Standard">A capitalist economy without consumers is not an economy.</text:p>
      <text:p text:style-name="Standard">Power advertising is a result of the industrial revolution.</text:p>
      <text:p text:style-name="Standard"/>
      <text:p text:style-name="Standard">The stages at (12 minutes)</text:p>
      <text:p text:style-name="Standard"/>
      <text:list xml:id="list2058472637019467890" text:style-name="L1">
        <text:list-item>
          <text:p text:style-name="P1">Unregulated competition</text:p>
        </text:list-item>
        <text:list-item>
          <text:p text:style-name="P1">Managed competition</text:p>
        </text:list-item>
        <text:list-item>
          <text:p text:style-name="P1">Incorporate</text:p>
        </text:list-item>
        <text:list-item>
          <text:p text:style-name="P1">Global</text:p>
        </text:list-item>
      </text:list>
      <text:p text:style-name="Standard"/>
      <text:p text:style-name="Standard">Can see stage 1 and 2 in railroad industry.</text:p>
      <text:p text:style-name="Standard">Demographic of American life after civil war.</text:p>
      <text:p text:style-name="Standard">40 million people spread throughout 37 states</text:p>
      <text:p text:style-name="Standard">Every 10 years the population of America increased by 25%</text:p>
      <text:p text:style-name="Standard">40m to 76m in 30 years</text:p>
      <text:p text:style-name="Standard"/>
      <text:p text:style-name="Standard">Southern economy was always crippled by the fact that slaves had no money to pay for good, they never generated economic activity.</text:p>
      <text:p text:style-name="Standard">In the North, there is a constant economic growth.</text:p>
      <text:p text:style-name="Standard"/>
      <text:p text:style-name="Standard">Railroads expansion in the US 1830s.</text:p>
      <text:p text:style-name="Standard">Railroads expand hand in hand with telegraphs.</text:p>
      <text:p text:style-name="Standard">First telegraph line in the United States goes back to 1837</text:p>
      <text:p text:style-name="Standard">First railroad dates back to 1844.</text:p>
      <text:p text:style-name="Standard">Mid-1800 37k miles of <text:span text:style-name="T1">telegraph</text:span> wires in US</text:p>
      <text:p text:style-name="Standard">By 1900, 215k miles of telegraph wires in US</text:p>
      <text:p text:style-name="Standard">1861 Transatlantic underwater telegraph line connecting Canada to Great Britain</text:p>
      <text:p text:style-name="Standard">Stock ticker introduced in 1871 Thomas Edison</text:p>
      <text:p text:style-name="Standard">1876: Alexander Graham Bell and Watson demonstrated first use of the telephone.</text:p>
      <text:p text:style-name="Standard">1878 first commercial switchboard</text:p>
      <text:p text:style-name="Standard">By 1880, 31m messages sent</text:p>
      <text:p text:style-name="Standard">American telephone and telegraph, created and founded in 1885</text:p>
      <text:p text:style-name="Standard">Railroads are only economically efficient on a large scale.</text:p>
      <text:p text:style-name="Standard">Only eligible for Pacific Railroad Act if you could prove that you could build 40 miles of railroad.</text:p>
      <text:p text:style-name="Standard">Cost is prohibitive except for a large number of investors.</text:p>
      <text:p text:style-name="Standard">You can only make an investment on a scale that makes it valuable.</text:p>
      <text:p text:style-name="Standard">The more that you consolidated, the better investment the railroad became.</text:p>
      <text:p text:style-name="Standard"><text:soft-page-break/>The more it became consolidated the more it looked like a monopoly.</text:p>
      <text:p text:style-name="Standard">For a consumer, the idea of a monopoly is bad, but for a corporation it is good.</text:p>
      <text:p text:style-name="Standard">The more effectively you can control cost, the more dangerous it is from the perspective of consumers.</text:p>
      <text:p text:style-name="Standard">By 1890, 164k miles of railroad lines in the US</text:p>
      <text:p text:style-name="Standard">The introduction of refrigerated cars made it possible to harvest cattle, slaughter and butcher them and ship them west.</text:p>
      <text:p text:style-name="Standard">Air-brakes introduced in 1869, smoother ride.</text:p>
      <text:p text:style-name="Standard">Sleeper cars – Pullmans.</text:p>
      <text:p text:style-name="Standard">Effect of these innovations increased the number of traffic in railroad tracks.</text:p>
      <text:p text:style-name="Standard">By 1870, 5 billion miles traveled.</text:p>
      <text:p text:style-name="Standard">By 1900, over 16 billion miles traveled.</text:p>
      <text:p text:style-name="Standard">In 1865, cost 2c a mile to ship something on the American railroad network.</text:p>
      <text:p text:style-name="Standard">By 1900, down to ¾c a mile.</text:p>
      <text:p text:style-name="Standard">Risks of railroads</text:p>
      <text:p text:style-name="Standard">Boiler faults</text:p>
      <text:p text:style-name="Standard">Boiler explosions damage area and product</text:p>
      <text:p text:style-name="Standard">Bridge has no safety requireme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12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2T13:52:47.17</meta:creation-date>
    <dc:date>2018-05-10T14:43:13.04</dc:date>
    <dc:creator>Timothy Cayer</dc:creator>
    <meta:editing-duration>PT3H30M45S</meta:editing-duration>
    <meta:editing-cycles>21</meta:editing-cycles>
    <meta:generator>OpenOffice/4.1.3$Win32 OpenOffice.org_project/413m1$Build-9783</meta:generator>
    <meta:document-statistic meta:table-count="0" meta:image-count="0" meta:object-count="0" meta:page-count="2" meta:paragraph-count="57" meta:word-count="455" meta:character-count="2709"/>
  </office:meta>
</office:document-meta>
</file>